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1d802a"/>
    </style:style>
    <style:style style:name="P2" style:family="paragraph" style:parent-style-name="Standard">
      <style:paragraph-properties fo:text-align="start" style:justify-single-word="false"/>
      <style:text-properties officeooo:paragraph-rsid="0011950d"/>
    </style:style>
    <style:style style:name="P3" style:family="paragraph" style:parent-style-name="Standard">
      <style:paragraph-properties fo:text-align="start" style:justify-single-word="false"/>
      <style:text-properties officeooo:rsid="00135bb0" officeooo:paragraph-rsid="00135bb0"/>
    </style:style>
    <style:style style:name="P4" style:family="paragraph" style:parent-style-name="Standard">
      <style:paragraph-properties fo:text-align="start" style:justify-single-word="false"/>
      <style:text-properties style:font-name="Arial" officeooo:rsid="00135bb0" officeooo:paragraph-rsid="0011950d"/>
    </style:style>
    <style:style style:name="P5" style:family="paragraph" style:parent-style-name="Standard">
      <style:paragraph-properties fo:text-align="start" style:justify-single-word="false"/>
      <style:text-properties style:font-name="Arial" officeooo:rsid="0014f7ed" officeooo:paragraph-rsid="00135bb0"/>
    </style:style>
    <style:style style:name="T1" style:family="text">
      <style:text-properties officeooo:rsid="0014e5fc"/>
    </style:style>
    <style:style style:name="T2" style:family="text">
      <style:text-properties style:font-name="Arial"/>
    </style:style>
    <style:style style:name="T3" style:family="text">
      <style:text-properties style:font-name="Arial" style:text-underline-style="none" officeooo:rsid="0011950d"/>
    </style:style>
    <style:style style:name="T4" style:family="text">
      <style:text-properties style:font-name="Arial" officeooo:rsid="0011950d"/>
    </style:style>
    <style:style style:name="T5" style:family="text">
      <style:text-properties style:font-name="Arial" officeooo:rsid="00135bb0"/>
    </style:style>
    <style:style style:name="T6" style:family="text">
      <style:text-properties style:font-name="Arial" officeooo:rsid="00143ca6"/>
    </style:style>
    <style:style style:name="T7" style:family="text">
      <style:text-properties style:font-name="Arial" officeooo:rsid="0014f7ed"/>
    </style:style>
    <style:style style:name="T8" style:family="text">
      <style:text-properties style:font-name="Arial" officeooo:rsid="0016eb44"/>
    </style:style>
    <style:style style:name="T9" style:family="text">
      <style:text-properties style:font-name="Arial" officeooo:rsid="0017a050"/>
    </style:style>
    <style:style style:name="T10" style:family="text">
      <style:text-properties style:font-name="Arial" officeooo:rsid="0017e8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text:tab/>La rédaction de Gamekult décide de démissionner suite à leur rachat par Reworld Media. </text:span><text:span text:style-name="T2">À la fin du mois de juin, </text:span><text:span text:style-name="Emphasis"><text:span text:style-name="T2">Gamekult</text:span></text:span><text:span text:style-name="T2"> a appris que son actionnaire, TF1, cédait son pôle de média numérique, baptisé Unify, et dont fait partie le titre, au groupe Reworld Media</text:span><text:span text:style-name="T2"><text:note text:id="ftn1" text:note-class="footnote"><text:note-citation>1</text:note-citation><text:note-body><text:p text:style-name="P1">Reworld Media est un groupe de média français, créé en 2012. Depuis 2019, Reworld Media est le premier groupe de presse magazine français en nombre de journaux détenus. En 2020, le groupe <text:span text:style-name="T1">était présent</text:span> dans 12 pays. Dans un secteur de la presse en crise, le groupe est très controversé pour ses acquisitions et ses méthodes, privilégiant au travail journalistique la publication de contenus jugés commerciaux et « faciles ».</text:p></text:note-body></text:note></text:span><text:span text:style-name="T2">. </text:span><text:span text:style-name="T4">Mais quatre jours après avoir annoncé leur départ , le nouveau propriétaire demande au journaliste de quitter précipitamment les lieux, </text:span><text:span text:style-name="T5">obligeant la rédaction à ne pas pouvoir enregistrer leur dernière émission. Un deuil empêcher qui montre que les groupes adeptes du brand content ont détruit le journalisme web qui disparaît dans l’indifférence d’une industrie du jeu vidéo en plein essor.</text:span></text:p>
      <text:p text:style-name="P4"/>
      <text:p text:style-name="P3"><text:span text:style-name="T2"><text:tab/>Le groupe Reworld est très critiqué quant à ses méthodes de rentabiliser au plus vite les sites acquis au rabais, notamment grâce à la multiplication des publicités dans les contenus et à la mauvaise gestion du personnel. </text:span><text:span text:style-name="T6">D’ici cinq ans le groupe compte prendre la deuxième place du podium français sur la thématique. </text:span><text:span text:style-name="T7">Cependant, cinq mois après leur achat, le groupe Reworld Media n’a toujours pas annonc</text:span><text:span text:style-name="T8">é</text:span><text:span text:style-name="T7"> leur stratégie à l’attention de sa nouvelle acquisition.</text:span></text:p>
      <text:p text:style-name="P5"/>
      <text:p text:style-name="P3"><text:span text:style-name="T7"><text:tab/></text:span><text:span text:style-name="T9">Gamekult a été fondé en décembre 2000, faisant de lui un des premiers magazines en ligne spécialisé dans les jeux vidéo en France. </text:span><text:span text:style-name="T10">En 2012 Gamekult se trouve à la deuxième place du classement des sites du jeu vidé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4T13:42:36.705631348</meta:creation-date>
    <dc:date>2022-12-14T14:20:02.021956753</dc:date>
    <meta:editing-duration>PT16M6S</meta:editing-duration>
    <meta:editing-cycles>5</meta:editing-cycles>
    <meta:generator>LibreOffice/7.3.7.2$Linux_X86_64 LibreOffice_project/30$Build-2</meta:generator>
    <meta:document-statistic meta:table-count="0" meta:image-count="0" meta:object-count="0" meta:page-count="1" meta:paragraph-count="4" meta:word-count="290" meta:character-count="1759" meta:non-whitespace-character-count="1470"/>
  </office:meta>
</office:document-meta>
</file>